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loext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loext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loext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normal" officeooo:rsid="00752f12" officeooo:paragraph-rsid="00752f12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826f99" officeooo:paragraph-rsid="00826f99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2pt" fo:language="uk" fo:country="UA" fo:font-weight="normal" officeooo:rsid="00826f99" officeooo:paragraph-rsid="0085cc5b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89cd72" officeooo:paragraph-rsid="0089cd72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8f990d" officeooo:paragraph-rsid="008f990d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975a6d" officeooo:paragraph-rsid="00975a6d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95e122" officeooo:paragraph-rsid="0095e122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4a7e7" officeooo:paragraph-rsid="00752f12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85cc5b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paragraph-rsid="0085cc5b"/>
    </style:style>
    <style:style style:name="P26" style:family="paragraph" style:parent-style-name="Standard" style:master-page-name="First_20_Page">
      <style:paragraph-properties fo:margin-left="0.63cm" fo:margin-right="0cm" fo:margin-top="0cm" fo:margin-bottom="0.212cm" loext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7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7d89a8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7d89a8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Times New Roman" fo:font-size="12pt" fo:language="uk" fo:country="UA" fo:font-weight="normal" officeooo:rsid="00752f12" officeooo:paragraph-rsid="00a238de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30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uk" fo:country="UA" fo:font-weight="normal" officeooo:rsid="008f990d" officeooo:paragraph-rsid="008f990d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31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uk" fo:country="UA" fo:font-weight="normal" officeooo:rsid="00908c4c" officeooo:paragraph-rsid="00908c4c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2pt" fo:language="uk" fo:country="UA" fo:font-weight="normal" officeooo:rsid="0097a09b" officeooo:paragraph-rsid="00a66a10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2pt" fo:language="uk" fo:country="UA" fo:font-weight="normal" officeooo:rsid="0097a09b" officeooo:paragraph-rsid="00a7655f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97a09b" officeooo:paragraph-rsid="00a66a10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officeooo:paragraph-rsid="0085cc5b"/>
    </style:style>
    <style:style style:name="P36" style:family="paragraph" style:parent-style-name="Standard">
      <style:paragraph-properties fo:text-align="center" style:justify-single-word="false"/>
      <style:text-properties officeooo:paragraph-rsid="00752f12"/>
    </style:style>
    <style:style style:name="P37" style:family="paragraph" style:parent-style-name="Standard">
      <style:paragraph-properties fo:text-align="justify" style:justify-single-word="false" fo:break-before="page"/>
      <style:text-properties officeooo:paragraph-rsid="0085cc5b"/>
    </style:style>
    <style:style style:name="P3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>
          <style:tab-stop style:position="0.635cm"/>
        </style:tab-stops>
      </style:paragraph-properties>
      <style:text-properties style:font-name="Times New Roman" fo:font-size="12pt" fo:language="uk" fo:country="UA" fo:font-weight="normal" officeooo:rsid="00752f12" officeooo:paragraph-rsid="007d89a8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3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Times New Roman" fo:font-size="12pt" fo:language="uk" fo:country="UA" fo:font-weight="normal" officeooo:rsid="00752f12" officeooo:paragraph-rsid="00a238de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52f12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752f12" style:font-name-asian="Times New Roman1" style:font-weight-asian="bold" style:font-size-complex="14pt"/>
    </style:style>
    <style:style style:name="T10" style:family="text">
      <style:text-properties fo:font-weight="bold" officeooo:rsid="00a047ef" style:font-name-asian="Times New Roman1" style:font-weight-asian="bold" style:font-size-complex="14pt"/>
    </style:style>
    <style:style style:name="T11" style:family="text">
      <style:text-properties fo:background-color="#ffffff" loext:char-shading-value="0" style:font-name-asian="Calibri" style:font-name-complex="Times New Roman1"/>
    </style:style>
    <style:style style:name="T12" style:family="text">
      <style:text-properties officeooo:rsid="00752f12" fo:background-color="#ffffff" loext:char-shading-value="0" style:font-name-asian="Calibri" style:font-name-complex="Times New Roman1"/>
    </style:style>
    <style:style style:name="T13" style:family="text">
      <style:text-properties officeooo:rsid="0074a7e7" fo:background-color="#ffffff" loext:char-shading-value="0" style:font-name-asian="Calibri" style:font-name-complex="Times New Roman1"/>
    </style:style>
    <style:style style:name="T14" style:family="text">
      <style:text-properties officeooo:rsid="0074a7e7" fo:background-color="#ffffff" loext:char-shading-value="0" style:font-name-asian="Calibri" style:font-size-asian="12pt" style:font-name-complex="Times New Roman1"/>
    </style:style>
    <style:style style:name="T15" style:family="text">
      <style:text-properties style:font-name="Times New Roman" fo:font-size="14pt" fo:language="uk" fo:country="UA" fo:font-weight="bold" officeooo:rsid="0074a7e7" fo:background-color="#ffffff" loext:char-shading-value="0" style:font-name-asian="Calibri" style:font-size-asian="14pt" style:font-weight-asian="bold" style:font-name-complex="Times New Roman1" style:font-size-complex="14pt" style:font-weight-complex="bold"/>
    </style:style>
    <style:style style:name="T16" style:family="text">
      <style:text-properties style:font-name="Times New Roman" fo:font-size="14pt" fo:language="uk" fo:country="UA" fo:font-weight="bold" officeooo:rsid="00752f12" fo:background-color="#ffffff" loext:char-shading-value="0" style:font-name-asian="Calibri" style:font-size-asian="14pt" style:font-weight-asian="bold" style:font-name-complex="Times New Roman1" style:font-size-complex="14pt" style:font-weight-complex="bold"/>
    </style:style>
    <style:style style:name="T17" style:family="text">
      <style:text-properties style:font-name="Times New Roman" fo:font-size="14pt" fo:language="uk" fo:country="UA" fo:font-weight="normal" officeooo:rsid="0074a7e7" fo:background-color="#ffffff" loext:char-shading-value="0" style:font-name-asian="Calibri" style:font-size-asian="14pt" style:font-weight-asian="normal" style:font-name-complex="Times New Roman1" style:font-size-complex="14pt" style:font-weight-complex="normal"/>
    </style:style>
    <style:style style:name="T18" style:family="text">
      <style:text-properties fo:color="#0000ff" style:font-name="Times New Roman" fo:font-size="12pt" fo:language="uk" fo:country="UA" style:text-underline-style="solid" style:text-underline-width="auto" style:text-underline-color="font-color" fo:font-weight="normal" officeooo:rsid="007797b6" fo:background-color="#ffffff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19" style:family="text">
      <style:text-properties fo:color="#0000ff" style:font-name="Times New Roman" fo:font-size="12pt" fo:language="uk" fo:country="UA" fo:font-weight="normal" officeooo:rsid="00881ba2" fo:background-color="#ffffff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20" style:family="text">
      <style:text-properties fo:color="#0000ff" style:font-name="Times New Roman" fo:font-size="12pt" fo:language="uk" fo:country="UA" fo:font-weight="normal" officeooo:rsid="00826f99" fo:background-color="#ffffff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21" style:family="text">
      <style:text-properties officeooo:rsid="007d89a8"/>
    </style:style>
    <style:style style:name="T22" style:family="text">
      <style:text-properties officeooo:rsid="007f8e64"/>
    </style:style>
    <style:style style:name="T23" style:family="text">
      <style:text-properties officeooo:rsid="00908c4c"/>
    </style:style>
    <style:style style:name="T24" style:family="text">
      <style:text-properties officeooo:rsid="0092c62b"/>
    </style:style>
    <style:style style:name="T25" style:family="text">
      <style:text-properties officeooo:rsid="0093fa35"/>
    </style:style>
    <style:style style:name="T26" style:family="text">
      <style:text-properties officeooo:rsid="0095e122"/>
    </style:style>
    <style:style style:name="T27" style:family="text">
      <style:text-properties officeooo:rsid="009e1449"/>
    </style:style>
    <style:style style:name="T28" style:family="text">
      <style:text-properties fo:font-size="14pt" fo:font-weight="bold" officeooo:rsid="0074a7e7" fo:background-color="#ffffff" loext:char-shading-value="0" style:font-name-asian="Calibri" style:font-size-asian="14pt" style:font-weight-asian="bold" style:font-name-complex="Times New Roman1" style:font-size-complex="14pt" style:font-weight-complex="bold"/>
    </style:style>
    <style:style style:name="T29" style:family="text">
      <style:text-properties fo:font-size="14pt" fo:font-weight="bold" officeooo:rsid="00a7655f" fo:background-color="#ffffff" loext:char-shading-value="0" style:font-name-asian="Calibri" style:font-size-asian="14pt" style:font-weight-asian="bold" style:font-name-complex="Times New Roman1" style:font-size-complex="14pt" style:font-weight-complex="bold"/>
    </style:style>
    <style:style style:name="T30" style:family="text">
      <style:text-properties fo:font-size="14pt" officeooo:rsid="0074a7e7" fo:background-color="#ffffff" loext:char-shading-value="0" style:font-name-asian="Calibri" style:font-size-asian="14pt" style:font-name-complex="Times New Roman1" style:font-size-complex="14pt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15cm" draw:visible-area-height="5.015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МІНІСТЕРСТВО ОСВІТИ І НАУКИ УКРАЇНИ</text:p>
      <text:p text:style-name="P2"><draw:frame draw:style-name="fr1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8">Лабораторна робота №</text:span><text:span text:style-name="T10">2</text:span></text:p>
      <text:p text:style-name="P9"><text:span text:style-name="T8"><text:line-break/></text:span><text:span text:style-name="T1">з дисципліни «</text:span><text:span text:style-name="T2">Комп’ютерна графіка</text:span><text:span text:style-name="T7">»</text:span></text:p>
      <text:p text:style-name="P8"/>
      <text:p text:style-name="P1"><text:span text:style-name="T3">на тему: </text:span><text:span text:style-name="T4">«Графічні примітиви та афінні перетворення на площині.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Є.</text:p>
      <text:p text:style-name="P11">Прийняла: </text:p>
      <text:p text:style-name="P12">Нежуміра О.І.</text:p>
      <text:p text:style-name="P13"><text:tab/></text:p>
      <text:p text:style-name="P14"><text:span text:style-name="T5">Дніпро, 202</text:span><text:span text:style-name="T6">1</text:span></text:p>
      <text:p text:style-name="P22"/>
      <text:p text:style-name="P36"><text:span text:style-name="T17"/></text:p>
      <text:p text:style-name="P25"><text:span text:style-name="T15"/></text:p>
      <text:p text:style-name="P37"><text:span text:style-name="T15">Текст програм</text:span><text:span text:style-name="T16">и</text:span><text:span text:style-name="T15"> — </text:span><text:a xlink:type="simple" xlink:href="https://github.com/dazzlemon/diit_121-ipz_y2_cg/tree/main/1/src" text:style-name="Internet_20_link" text:visited-style-name="Visited_20_Internet_20_Link"><text:span text:style-name="T18">github</text:span></text:a></text:p>
      <text:p text:style-name="P25"><text:span text:style-name="T15">Демонстрац</text:span><text:span text:style-name="T16">і</text:span><text:span text:style-name="T15">я р</text:span><text:span text:style-name="T16">о</text:span><text:span text:style-name="T15">бот</text:span><text:span text:style-name="T16">и</text:span><text:span text:style-name="T15"> програм</text:span><text:span text:style-name="T16">и</text:span><text:span text:style-name="T15"> — </text:span><text:a xlink:type="simple" xlink:href="https://youtu.be/lgOPdksOAUg" text:style-name="Internet_20_link" text:visited-style-name="Visited_20_Internet_20_Link"><text:span text:style-name="T19">y</text:span></text:a><text:a xlink:type="simple" xlink:href="https://youtu.be/lgOPdksOAUg" text:style-name="Internet_20_link" text:visited-style-name="Visited_20_Internet_20_Link"><text:span text:style-name="T20">outube</text:span></text:a></text:p>
      <text:p text:style-name="P17"/>
      <text:p text:style-name="P24">Завдання</text:p>
      <text:p text:style-name="P39">Розробити об'єктно-орієнтовану програму для виконання операцій перетворення над графічними об'єктами на площині. Вимоги до програми:</text:p>
      <text:list xml:id="list1984281392" text:style-name="L3">
        <text:list-item>
          <text:p text:style-name="P29">графічний об'єкт являє собою ієрархію графічних об'єктів. Наприклад, вихідний об'єкт -автомобіль; автомобіль складається з наступних об'єктів: корпус, колеса, фари і т.д.; корпус автомобіля складається з каркаса, дверей; колеса складаються з покришок, дисків та ін.;</text:p>
        </text:list-item>
        <text:list-item>
          <text:p text:style-name="P29">перетворення повинні виконуватися над вихідним об'єктом і його складовими, які задає користувач;</text:p>
        </text:list-item>
        <text:list-item>
          <text:p text:style-name="P29">перетворення повинні виконуватися щодо точки, розташування якої задає користувач;</text:p>
        </text:list-item>
        <text:list-item>
          <text:p text:style-name="P29">користувач повинен мати можливість задавати параметри перетворень.</text:p>
        </text:list-item>
      </text:list>
      <text:p text:style-name="P15"/>
      <text:p text:style-name="P32"><text:span text:style-name="T28">Структура графічного об'єкта.</text:span></text:p>
      <text:p text:style-name="P34"><text:span text:style-name="T13">(представити у вигляді дерева) </text:span></text:p>
      <text:p text:style-name="P34"><text:span text:style-name="T13"/></text:p>
      <text:p text:style-name="P32"><text:span text:style-name="T28">Операції перетворення графічних об'єктів на площині в матричному вигляді.</text:span></text:p>
      <text:p text:style-name="P32"><text:span text:style-name="T28"/></text:p>
      <text:p text:style-name="P33"><text:span text:style-name="T28">Текст програми.</text:span></text:p>
      <text:p text:style-name="P33"><text:span text:style-name="T28"/></text:p>
      <text:p text:style-name="P33"><text:span text:style-name="T28">Демонстрація роботи програми.</text:span></text:p>
      <text:p text:style-name="P33"><text:span text:style-name="T28"/></text:p>
      <text:p text:style-name="P33"><text:span text:style-name="T28">Аналіз результатів.</text:span></text:p>
      <text:p text:style-name="P33"><text:span text:style-name="T28"/></text:p>
      <text:p text:style-name="P33"><text:span text:style-name="T28">Вивод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2:06:42.174867818</meta:creation-date>
    <dc:date>2021-02-04T13:58:53.929696473</dc:date>
    <meta:editing-duration>PT8H17M7S</meta:editing-duration>
    <meta:editing-cycles>132</meta:editing-cycles>
    <meta:generator>LibreOffice/6.4.7.2$Linux_X86_64 LibreOffice_project/40$Build-2</meta:generator>
    <meta:document-statistic meta:table-count="0" meta:image-count="0" meta:object-count="1" meta:page-count="2" meta:paragraph-count="30" meta:word-count="158" meta:character-count="1281" meta:non-whitespace-character-count="1148"/>
  </office:meta>
</office:document-meta>
</file>